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itle">
      <style:text-properties officeooo:rsid="001bb08b" officeooo:paragraph-rsid="001bb08b"/>
    </style:style>
    <style:style style:name="P7" style:family="paragraph" style:parent-style-name="Heading_20_1">
      <style:text-properties style:font-name="Liberation Sans1"/>
    </style:style>
    <style:style style:name="P8" style:family="paragraph" style:parent-style-name="Heading_20_1">
      <style:text-properties style:font-name="Liberation Sans1" officeooo:rsid="0012b8a1" officeooo:paragraph-rsid="0012b8a1"/>
    </style:style>
    <style:style style:name="P9" style:family="paragraph" style:parent-style-name="Heading_20_1">
      <style:text-properties style:font-name="Liberation Sans1" officeooo:rsid="000c3824" officeooo:paragraph-rsid="000c3824"/>
    </style:style>
    <style:style style:name="P10" style:family="paragraph" style:parent-style-name="Heading_20_3">
      <style:text-properties style:font-name="Liberation Sans1" officeooo:rsid="000c3824" officeooo:paragraph-rsid="000c3824"/>
    </style:style>
    <style:style style:name="P11" style:family="paragraph" style:parent-style-name="Text_20_body" style:list-style-name="L1">
      <style:text-properties style:font-name="Liberation Sans1" officeooo:paragraph-rsid="000f3e78"/>
    </style:style>
    <style:style style:name="P12" style:family="paragraph" style:parent-style-name="Text_20_body" style:list-style-name="L2">
      <style:text-properties style:font-name="Liberation Sans1" officeooo:rsid="000c3824" officeooo:paragraph-rsid="000c3824"/>
    </style:style>
    <style:style style:name="P13" style:family="paragraph" style:parent-style-name="Text_20_body" style:list-style-name="L2">
      <style:text-properties style:font-name="Liberation Sans1" officeooo:rsid="000c3824" officeooo:paragraph-rsid="001b6eb8"/>
    </style:style>
    <style:style style:name="P14" style:family="paragraph" style:parent-style-name="Text_20_body" style:list-style-name="L3">
      <style:text-properties style:font-name="Liberation Sans1" officeooo:rsid="001f2df0" officeooo:paragraph-rsid="001f2df0"/>
    </style:style>
    <style:style style:name="P15" style:family="paragraph" style:parent-style-name="Text_20_body">
      <style:text-properties style:font-name="Liberation Sans1" officeooo:rsid="00209cb6" officeooo:paragraph-rsid="0022211d"/>
    </style:style>
    <style:style style:name="P16" style:family="paragraph" style:parent-style-name="Text_20_body" style:list-style-name="L3">
      <style:text-properties style:font-name="Liberation Sans1" officeooo:rsid="0022211d" officeooo:paragraph-rsid="002221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a7282"/>
    </style:style>
    <style:style style:name="T11" style:family="text">
      <style:text-properties officeooo:rsid="001f2df0"/>
    </style:style>
    <style:style style:name="T12" style:family="text">
      <style:text-properties officeooo:rsid="00209cb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tistiques descriptives</text:p>
      <text:h text:style-name="P7" text:outline-level="1">Programme</text:h>
      <text:p text:style-name="P1"><text:span text:style-name="T3">Contenus</text:span><text:span text:style-name="T4"> :</text:span></text:p>
      <text:list xml:id="list1225184804" text:style-name="L1">
        <text:list-item>
          <text:p text:style-name="P11">Proportion, pourcentage d’une sous-population dans une population.</text:p>
        </text:list-item>
        <text:list-item>
          <text:p text:style-name="P11">Ensembles de référence inclus les uns dans les autres : pourcentage de pourcentage.</text:p>
        </text:list-item>
        <text:list-item>
          <text:p text:style-name="P11">Évolution : variation absolue, variation relative.</text:p>
        </text:list-item>
        <text:list-item>
          <text:p text:style-name="P11">Évolutions successives, évolution réciproque : relation sur les coefficients multiplicateurs (produit, inverse).</text:p>
        </text:list-item>
        <text:list-item>
          <text:p text:style-name="P11"><text:span text:style-name="T10">I</text:span>ndicateurs de tendance centrale d’une série statistique : moyenne pondérée.</text:p>
        </text:list-item>
        <text:list-item>
          <text:p text:style-name="P11">Linéarité de la moyenne.</text:p>
        </text:list-item>
        <text:list-item>
          <text:p text:style-name="P11">Indicateurs de dispersion : écart interquartile, écart type.</text:p>
        </text:list-item>
      </text:list>
      <text:p text:style-name="P2"><text:span text:style-name="T3">Capacités attendues</text:span> :</text:p>
      <text:list xml:id="list4149732891" text:style-name="L2">
        <text:list-item>
          <text:p text:style-name="P12">Exploiter la relation entre effectifs, proportions et pourcentages.</text:p>
        </text:list-item>
        <text:list-item>
          <text:p text:style-name="P12">Traiter des situations simples mettant en jeu des pourcentages de pourcentages.</text:p>
        </text:list-item>
        <text:list-item>
          <text:p text:style-name="P13">Exploiter la relation entre deux valeurs successives et leur taux d’évolution.</text:p>
        </text:list-item>
        <text:list-item>
          <text:p text:style-name="P13">Calculer le taux d’évolution global à partir des taux d’évolution successifs. Calculer un taux d’évolution réciproque.</text:p>
        </text:list-item>
        <text:list-item>
          <text:p text:style-name="P12">Décrire verbalement les différences entre deux séries statistiques, en s’appuyant sur des indicateurs ou sur des représentations graphiques données.</text:p>
        </text:list-item>
        <text:list-item>
          <text:p text:style-name="P12">Pour des données réelles ou issues d’une simulation, lire et comprendre une fonction écrite en Python renvoyant la moyenne m, l’écart type <draw:frame draw:style-name="fr1" draw:name="Objet2" text:anchor-type="as-char" svg:y="-0.33cm" svg:width="0.415cm" svg:height="0.429cm" draw:z-index="1"><draw:object xlink:href="./Object 2" xlink:type="simple" xlink:show="embed" xlink:actuate="onLoad"/><draw:image xlink:href="./ObjectReplacements/Object 2" xlink:type="simple" xlink:show="embed" xlink:actuate="onLoad"/></draw:frame>, et la proportion d’éléments appartenant à <draw:frame draw:style-name="fr1" draw:name="Objet1" text:anchor-type="as-char" svg:y="-0.49cm" svg:width="3.36cm" svg:height="0.683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/>
      <text:p text:style-name="P4"><text:span text:style-name="T2">Approfondissement possible</text:span><text:span text:style-name="T5"> :</text:span></text:p>
      <text:h text:style-name="P8" text:outline-level="1"><text:soft-page-break/>Objectif<text:span text:style-name="T9">s</text:span> d’apprentissage</text:h>
      <text:p text:style-name="P5">(note : utiliser un verbe d’<text:span text:style-name="T7">action </text:span><text:span text:style-name="T8">!)</text:span><text:span text:style-name="T12"> </text:span></text:p>
      <text:list xml:id="list2952984390" text:style-name="L3">
        <text:list-item>
          <text:p text:style-name="P14">Calculer un pourcentage <text:span text:style-name="T12">d’un sous effectif.</text:span></text:p>
        </text:list-item>
        <text:list-item>
          <text:p text:style-name="P14">TODO : pourcentage de pourcentage.</text:p>
        </text:list-item>
        <text:list-item>
          <text:p text:style-name="P16">Établir l’écart-type d’une série de données.</text:p>
        </text:list-item>
        <text:list-item>
          <text:p text:style-name="P16">Interpréter une situation à l’aide de ses indicateurs statistiques.</text:p>
        </text:list-item>
      </text:list>
      <text:h text:style-name="P9" text:outline-level="1">Séances</text:h>
      <text:h text:style-name="P10" text:outline-level="3">Séance 1</text:h>
      <text:p text:style-name="P15"><text:span text:style-name="T1">Objectif</text:span><text:span text:style-name="T6"> </text:span>: <text:span text:style-name="T11">Calculer un pourcentage </text:span>d’un sous effectif.</text:p>
      <text:h text:style-name="P10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1-22T18:10:11.980097204</dc:date>
    <meta:editing-duration>PT42M36S</meta:editing-duration>
    <meta:editing-cycles>21</meta:editing-cycles>
    <meta:document-statistic meta:table-count="0" meta:image-count="0" meta:object-count="2" meta:page-count="2" meta:paragraph-count="30" meta:word-count="236" meta:character-count="1620" meta:non-whitespace-character-count="1430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i>m</mi>
            <mo stretchy="false">−</mo>
            <mn>2</mn>
          </mrow>
          <mi>s</mi>
          <mi>,</mi>
          <mrow>
            <mi>m</mi>
            <mo stretchy="false">+</mo>
            <mn>2</mn>
          </mrow>
          <mi>s</mi>
        </mrow>
      </mrow>
      <mo fence="true" form="postfix" stretchy="false">]</mo>
    </mrow>
    <annotation encoding="StarMath 5.0">[m - 2s,m + 2s]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